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pURIDefaultsMatcher.preparedMatch( Object preparedPattern , Map objectModel , Parameters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gexpURIDefaultsMatcher.mapDefaults( Parameters parameters , Map 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gexpURIDefaultsMatcher.getMatchString( Map objectModel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